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2590000012964132208.svm" manifest:media-type=""/>
  <manifest:file-entry manifest:full-path="Pictures/200000010000025000000129F230FF0A.svm" manifest:media-type=""/>
  <manifest:file-entry manifest:full-path="Pictures/20000001000000ED000000EDF78F3513.svm" manifest:media-type=""/>
  <manifest:file-entry manifest:full-path="Pictures/200000010000045C000000E5D29080D3.svm" manifest:media-type=""/>
  <manifest:file-entry manifest:full-path="Pictures/10000000000000200000002000309F1C.png" manifest:media-type="image/png"/>
  <manifest:file-entry manifest:full-path="Pictures/2000000100000464000000E59EA4DC49.svm" manifest:media-type=""/>
  <manifest:file-entry manifest:full-path="Pictures/20000001000002590000012D24F88F01.svm" manifest:media-type=""/>
  <manifest:file-entry manifest:full-path="Pictures/200000010000025400000129242EC6BA.svm" manifest:media-type=""/>
  <manifest:file-entry manifest:full-path="Pictures/200000010000019B000000D8DAB4C232.svm" manifest:media-type=""/>
  <manifest:file-entry manifest:full-path="Pictures/200000020000029C000000EB3784DC47.eps" manifest:media-type=""/>
  <manifest:file-entry manifest:full-path="Pictures/2000000100000222000000D8FFBEF538.svm" manifest:media-type=""/>
  <manifest:file-entry manifest:full-path="Pictures/20000001000001B000000129C1E76D42.svm" manifest:media-type=""/>
  <manifest:file-entry manifest:full-path="Pictures/20000001000000ED000000D877E400B4.svm" manifest:media-type=""/>
  <manifest:file-entry manifest:full-path="Pictures/20000001000000DD00000012A856DA5C.svm" manifest:media-type=""/>
  <manifest:file-entry manifest:full-path="Pictures/2000000100000219000000D8E9B32219.svm" manifest:media-type=""/>
  <manifest:file-entry manifest:full-path="Pictures/200000010000020D000000D84E8E0F64.svm" manifest:media-type=""/>
  <manifest:file-entry manifest:full-path="Pictures/200000010000019F000000D85562D3D8.svm" manifest:media-type=""/>
  <manifest:file-entry manifest:full-path="Pictures/20000001000000FA000000D8AB97C17A.svm" manifest:media-type=""/>
  <manifest:file-entry manifest:full-path="Pictures/2000000100000153000000D433F21394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R_{C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R_{E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{B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{be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g_{m1} v_{be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R_{E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g_{m2} v_{be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v_{be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+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-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v_{be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r_{e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v_{e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10.829cm" svg:height="3.809cm" svg:x="0.95cm" svg:y="0.242cm">
          <draw:image xlink:href="Pictures/200000020000029C000000EB3784DC47.eps" xlink:type="simple" xlink:show="embed" xlink:actuate="onLoad">
            <text:p/>
          </draw:image>
        </draw:frame>
        <draw:frame draw:style-name="gr2" draw:text-style-name="P1" draw:layer="layout" svg:width="0.72cm" svg:height="0.36cm" svg:x="9.755cm" svg:y="3.288cm">
          <draw:image xlink:href="Pictures/20000001000002590000012D24F88F01.svm" xlink:type="simple" xlink:show="embed" xlink:actuate="onLoad">
            <text:p/>
          </draw:image>
        </draw:frame>
        <draw:frame draw:style-name="gr3" draw:text-style-name="P1" draw:layer="layout" svg:width="0.72cm" svg:height="0.355cm" svg:x="5.07cm" svg:y="2.799cm">
          <draw:image xlink:href="Pictures/20000001000002590000012964132208.svm" xlink:type="simple" xlink:show="embed" xlink:actuate="onLoad">
            <text:p/>
          </draw:image>
        </draw:frame>
        <draw:frame draw:style-name="gr4" draw:text-style-name="P1" draw:layer="layout" svg:width="0.517cm" svg:height="0.355cm" svg:x="11.383cm" svg:y="3.212cm">
          <draw:image xlink:href="Pictures/20000001000001B000000129C1E76D42.svm" xlink:type="simple" xlink:show="embed" xlink:actuate="onLoad">
            <text:p/>
          </draw:image>
        </draw:frame>
        <draw:frame draw:style-name="gr5" draw:text-style-name="P1" draw:layer="layout" svg:width="0.406cm" svg:height="0.253cm" svg:x="11.653cm" svg:y="2.318cm">
          <draw:image xlink:href="Pictures/2000000100000153000000D433F21394.svm" xlink:type="simple" xlink:show="embed" xlink:actuate="onLoad">
            <text:p/>
          </draw:image>
        </draw:frame>
        <draw:frame draw:style-name="gr6" draw:text-style-name="P1" draw:layer="layout" svg:width="0.283cm" svg:height="0.258cm" svg:x="1.663cm" svg:y="0.721cm">
          <draw:image xlink:href="Pictures/20000001000000ED000000D877E400B4.svm" xlink:type="simple" xlink:show="embed" xlink:actuate="onLoad">
            <text:p/>
          </draw:image>
        </draw:frame>
        <draw:frame draw:style-name="gr7" draw:text-style-name="P1" draw:layer="layout" svg:width="0.299cm" svg:height="0.258cm" svg:x="0.589cm" svg:y="1.054cm">
          <draw:image xlink:href="Pictures/20000001000000FA000000D8AB97C17A.svm" xlink:type="simple" xlink:show="embed" xlink:actuate="onLoad">
            <text:p/>
          </draw:image>
        </draw:frame>
        <draw:frame draw:style-name="gr8" draw:text-style-name="P1" draw:layer="layout" svg:width="0.714cm" svg:height="0.355cm" svg:x="2.3cm" svg:y="0.968cm">
          <draw:image xlink:href="Pictures/200000010000025400000129242EC6BA.svm" xlink:type="simple" xlink:show="embed" xlink:actuate="onLoad">
            <text:p/>
          </draw:image>
        </draw:frame>
        <draw:frame draw:style-name="gr9" draw:text-style-name="P1" draw:layer="layout" svg:width="0.629cm" svg:height="0.258cm" svg:x="3.6cm" svg:y="1.759cm">
          <draw:image xlink:href="Pictures/200000010000020D000000D84E8E0F64.svm" xlink:type="simple" xlink:show="embed" xlink:actuate="onLoad">
            <text:p/>
          </draw:image>
        </draw:frame>
        <draw:frame draw:style-name="gr10" draw:text-style-name="P1" draw:layer="layout" svg:width="1.338cm" svg:height="0.274cm" svg:x="6.186cm" svg:y="1.214cm">
          <draw:image xlink:href="Pictures/200000010000045C000000E5D29080D3.svm" xlink:type="simple" xlink:show="embed" xlink:actuate="onLoad">
            <text:p/>
          </draw:image>
        </draw:frame>
        <draw:frame draw:style-name="gr11" draw:text-style-name="P1" draw:layer="layout" svg:width="0.709cm" svg:height="0.355cm" svg:x="3.952cm" svg:y="2.817cm">
          <draw:image xlink:href="Pictures/200000010000025000000129F230FF0A.svm" xlink:type="simple" xlink:show="embed" xlink:actuate="onLoad">
            <text:p/>
          </draw:image>
        </draw:frame>
        <draw:frame draw:style-name="gr12" draw:text-style-name="P1" draw:layer="layout" svg:width="1.348cm" svg:height="0.274cm" svg:x="8.45cm" svg:y="2.116cm">
          <draw:image xlink:href="Pictures/2000000100000464000000E59EA4DC49.svm" xlink:type="simple" xlink:show="embed" xlink:actuate="onLoad">
            <text:p/>
          </draw:image>
        </draw:frame>
        <draw:frame draw:style-name="gr13" draw:text-style-name="P1" draw:layer="layout" svg:width="0.654cm" svg:height="0.258cm" svg:x="7.426cm" svg:y="2.732cm">
          <draw:image xlink:href="Pictures/2000000100000222000000D8FFBEF538.svm" xlink:type="simple" xlink:show="embed" xlink:actuate="onLoad">
            <text:p/>
          </draw:image>
        </draw:frame>
        <draw:frame draw:style-name="gr14" draw:text-style-name="P1" draw:layer="layout" svg:width="0.283cm" svg:height="0.283cm" svg:x="7.648cm" svg:y="3.145cm">
          <draw:image xlink:href="Pictures/20000001000000ED000000EDF78F3513.svm" xlink:type="simple" xlink:show="embed" xlink:actuate="onLoad">
            <text:p/>
          </draw:image>
        </draw:frame>
        <draw:frame draw:style-name="gr15" draw:text-style-name="P1" draw:layer="layout" svg:width="0.264cm" svg:height="0.02cm" svg:x="7.655cm" svg:y="2.506cm">
          <draw:image xlink:href="Pictures/20000001000000DD00000012A856DA5C.svm" xlink:type="simple" xlink:show="embed" xlink:actuate="onLoad">
            <text:p/>
          </draw:image>
        </draw:frame>
        <draw:frame draw:style-name="gr16" draw:text-style-name="P1" draw:layer="layout" svg:width="0.643cm" svg:height="0.258cm" svg:x="4.241cm" svg:y="0.888cm">
          <draw:image xlink:href="Pictures/2000000100000219000000D8E9B32219.svm" xlink:type="simple" xlink:show="embed" xlink:actuate="onLoad">
            <text:p/>
          </draw:image>
        </draw:frame>
        <draw:frame draw:style-name="gr14" draw:text-style-name="P1" draw:layer="layout" svg:width="0.283cm" svg:height="0.283cm" svg:x="4.421cm" svg:y="0.427cm">
          <draw:image xlink:href="Pictures/20000001000000ED000000EDF78F3513.svm" xlink:type="simple" xlink:show="embed" xlink:actuate="onLoad">
            <text:p/>
          </draw:image>
        </draw:frame>
        <draw:frame draw:style-name="gr15" draw:text-style-name="P1" draw:layer="layout" svg:width="0.264cm" svg:height="0.02cm" svg:x="4.43cm" svg:y="1.439cm">
          <draw:image xlink:href="Pictures/20000001000000DD00000012A856DA5C.svm" xlink:type="simple" xlink:show="embed" xlink:actuate="onLoad">
            <text:p/>
          </draw:image>
        </draw:frame>
        <draw:frame draw:style-name="gr17" draw:text-style-name="P1" draw:layer="layout" svg:width="0.492cm" svg:height="0.258cm" svg:x="6.502cm" svg:y="2.742cm">
          <draw:image xlink:href="Pictures/200000010000019B000000D8DAB4C232.svm" xlink:type="simple" xlink:show="embed" xlink:actuate="onLoad">
            <text:p/>
          </draw:image>
        </draw:frame>
        <draw:frame draw:style-name="gr18" draw:text-style-name="P1" draw:layer="layout" svg:width="0.497cm" svg:height="0.258cm" svg:x="4.997cm" svg:y="2.129cm">
          <draw:image xlink:href="Pictures/200000010000019F000000D85562D3D8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4.3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8-23T15:18:57</meta:creation-date>
    <meta:editing-duration>PT1H9M7S</meta:editing-duration>
    <meta:editing-cycles>6</meta:editing-cycles>
    <meta:generator>LibreOffice/3.3$Linux LibreOffice_project/330m19$Build-401</meta:generator>
    <dc:title>kkkFigures</dc:title>
    <meta:initial-creator>kkk </meta:initial-creator>
    <dc:date>2014-08-23T16:28:03</dc:date>
    <dc:creator>kkk </dc:creator>
    <meta:document-statistic meta:object-count="20"/>
    <meta:template xlink:type="simple" xlink:actuate="onRequest" xlink:title="kkkFigures" xlink:href="../../../../../.libreoffice/3/user/template/kkkFigures.otg" meta:date="2014-08-23T15:18:56"/>
  </office:meta>
</office:document-meta>
</file>